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c0bc" officeooo:paragraph-rsid="0001c0bc"/>
    </style:style>
    <style:style style:name="P2" style:family="paragraph" style:parent-style-name="Standard">
      <style:text-properties fo:font-weight="bold" officeooo:rsid="0001c0bc" officeooo:paragraph-rsid="0001c0b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nstration Abacus Worksheet Website</text:p>
      <text:p text:style-name="P1"/>
      <text:p text:style-name="P2">Purpose</text:p>
      <text:p text:style-name="P1">To have something that actually works on my portfoli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05:52.975244315</meta:creation-date>
    <dc:date>2019-01-08T13:10:09.407325369</dc:date>
    <meta:editing-duration>P0D</meta:editing-duration>
    <meta:editing-cycles>1</meta:editing-cycles>
    <meta:document-statistic meta:table-count="0" meta:image-count="0" meta:object-count="0" meta:page-count="1" meta:paragraph-count="3" meta:word-count="14" meta:character-count="98" meta:non-whitespace-character-count="87"/>
    <meta:generator>LibreOffice/4.2.5.2$MacOSX_X86_64 LibreOffice_project/61cb170a04bb1f12e77c884eab9192be736ec5f5</meta:generator>
  </office:meta>
</office:document-meta>
</file>